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1"><text:soft-page-break/>Sat Jan 6, 2018 <text:span text:style-name="T1">no running </text:span></text:p>
      <text:p text:style-name="P2"/>
      <text:p text:style-name="P1">Sun Jan 7, 2018<text:span text:style-name="T1"> 5.5 miles <text:s text:c="2"/></text:span></text:p>
      <text:p text:style-name="P1">I ran on a treadmill at the Vernon YMCA.</text:p>
      <text:p text:style-name="P1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1">Mile splits: 10:00, 9:00, 9:00, 8:58, (4:01 + 3:47) = 7:48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7T17:19:59.71</dc:date>
    <dc:creator>James Lombardi</dc:creator>
    <meta:editing-duration>PT18H37M25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2" meta:paragraph-count="29" meta:word-count="503" meta:character-count="2454"/>
  </office:meta>
</office:document-meta>
</file>